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text-align="center"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25.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2.293cm" draw:control="control1"/>
        <draw:control draw:style-name="standard" draw:text-style-name="P9" draw:layer="controls" svg:width="4.809cm" svg:height="1.376cm" svg:x="22.743cm" svg:y="14.162cm" draw:control="control2"/>
        <draw:control draw:style-name="standard" draw:text-style-name="P9" draw:layer="controls" svg:width="4.773cm" svg:height="1.376cm" svg:x="22.743cm" svg:y="16.032cm" draw:control="control3"/>
        <draw:control draw:style-name="standard" draw:text-style-name="P9" draw:layer="controls" svg:width="4.773cm" svg:height="1.376cm" svg:x="22.744cm" svg:y="17.8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6"/>
        <draw:custom-shape draw:name="Rectangle 8" draw:style-name="gr9" draw:text-style-name="P12" draw:layer="layout" svg:width="4.355cm" svg:height="2.291cm" svg:x="20cm" svg:y="9.409cm">
          <text:p text:style-name="P11"><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2" draw:layer="layout" svg:width="3.758cm" svg:height="2.291cm" svg:x="15.8cm" svg:y="9.409cm">
          <text:p text:style-name="P11"><text:span text:style-name="T14">OpenOffice</text:span></text:p>
          <text:p text:style-name="P11"><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1H50M11S</meta:editing-duration>
    <meta:editing-cycles>282</meta:editing-cycles>
    <dc:date>2023-07-14T23:43:14.27</dc:date>
    <dc:creator>J L</dc:creator>
    <meta:generator>OpenOffice/4.1.13$Win32 OpenOffice.org_project/4113m1$Build-9810</meta:generator>
    <meta:document-statistic meta:object-count="59"/>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read -n1 -r -p PAUSED key'"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